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 style:list-style-name="L18">
      <style:paragraph-properties fo:text-align="justify" style:justify-single-word="false"/>
      <style:text-properties fo:language="es" fo:country="CO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5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 style:list-style-name="L21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 style:list-style-name="L26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 style:list-style-name="L28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8">
      <style:paragraph-properties fo:text-align="justify" style:justify-single-word="false"/>
    </style:style>
    <style:style style:name="P12" style:family="paragraph" style:parent-style-name="Standard" style:list-style-name="L20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P14" style:family="paragraph" style:parent-style-name="Standard" style:list-style-name="L28">
      <style:paragraph-properties fo:text-align="justify" style:justify-single-word="false"/>
    </style:style>
    <style:style style:name="P15" style:family="paragraph" style:parent-style-name="Standard" style:list-style-name="L31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31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32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34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7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8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9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0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1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2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3" style:family="paragraph" style:parent-style-name="Standard">
      <style:paragraph-properties fo:margin-left="0.9846in" fo:margin-right="0in" fo:text-align="justify" style:justify-single-word="false" fo:text-indent="-0.25in" style:auto-text-indent="false"/>
    </style:style>
    <style:style style:name="P34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</style:style>
    <style:style style:name="P35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3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7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8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9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0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41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3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4" style:family="paragraph" style:parent-style-name="Standard" style:list-style-name="L18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8" style:family="paragraph" style:parent-style-name="Standard" style:list-style-name="L10">
      <style:paragraph-properties fo:margin-left="0in" fo:margin-right="0in" fo:text-align="justify" style:justify-single-word="false" fo:text-indent="0in" style:auto-text-indent="false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52" style:family="paragraph" style:parent-style-name="Standard" style:list-style-name="L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3" style:family="paragraph" style:parent-style-name="Standard" style:list-style-name="L2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4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5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6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7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8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9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0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</style:style>
    <style:style style:name="P61" style:family="paragraph" style:parent-style-name="Standard" style:list-style-name="L19">
      <style:paragraph-properties fo:margin-left="0.7709in" fo:margin-right="0in" fo:text-align="justify" style:justify-single-word="false" fo:text-indent="0in" style:auto-text-indent="false"/>
    </style:style>
    <style:style style:name="P62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3" style:family="paragraph" style:parent-style-name="Standard" style:list-style-name="L23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4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65" style:family="paragraph" style:parent-style-name="Standard" style:list-style-name="L34">
      <style:paragraph-properties fo:margin-left="0.4925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66">Nombre del proceso</text:p>
          </table:table-cell>
          <table:table-cell table:style-name="funcionesBZone.A1" office:value-type="string">
            <text:p text:style-name="P66">Funciones</text:p>
          </table:table-cell>
          <table:table-cell table:style-name="funcionesBZone.C1" office:value-type="string">
            <text:p text:style-name="P66">Señales</text:p>
          </table:table-cell>
        </table:table-row>
        <table:table-row>
          <table:table-cell table:style-name="funcionesBZone.A2" office:value-type="string">
            <text:p text:style-name="P66">pZone</text:p>
          </table:table-cell>
          <table:table-cell table:style-name="funcionesBZone.A2" office:value-type="string">
            <text:p text:style-name="P66">- Reportar a su respecto proceso controlador llamado en el sistema como pCtrl, si un vehiculo ha ingresado o salido de su zona de parqueo.</text:p>
            <text:p text:style-name="P66">- Inicializar la cantidad de plazas totales y libres.</text:p>
            <text:p text:style-name="P66">- Enviar informacion de su estado actual de plazas libres, totales y su identificador de proceso (PID).</text:p>
            <text:p text:style-name="P66">- Asociar un proceso controlador al cual se le va a reportar su información.</text:p>
          </table:table-cell>
          <table:table-cell table:style-name="funcionesBZone.C2" office:value-type="string">
            <text:p text:style-name="P66">- Cada proceso de zona tiene asociado 5 sensores para determinar si un vehículo está ingresando o saliendo de su zona. Los sensores son: sIR1_Zone, sIR2_Zone, sIR3_Zone, sIR4_Zone y sLoopInductive_Zone.</text:p>
            <text:p text:style-name="P66"/>
            <text:p text:style-name="P66"><text:s/></text:p>
          </table:table-cell>
        </table:table-row>
        <table:table-row>
          <table:table-cell table:style-name="funcionesBZone.A2" office:value-type="string">
            <text:p text:style-name="P66"/>
          </table:table-cell>
          <table:table-cell table:style-name="funcionesBZone.A2" office:value-type="string">
            <text:p text:style-name="P66"/>
          </table:table-cell>
          <table:table-cell table:style-name="funcionesBZone.C2" office:value-type="string">
            <text:p text:style-name="P66"/>
          </table:table-cell>
        </table:table-row>
        <table:table-row>
          <table:table-cell table:style-name="funcionesBZone.A2" office:value-type="string">
            <text:p text:style-name="P66"/>
          </table:table-cell>
          <table:table-cell table:style-name="funcionesBZone.A2" office:value-type="string">
            <text:p text:style-name="P66"/>
          </table:table-cell>
          <table:table-cell table:style-name="funcionesBZone.C2" office:value-type="string">
            <text:p text:style-name="P66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NEXO B SEÑALES DEL SISTEMA CON S RESPECTIVA DESCRIPCION</text:p>
      <text:p text:style-name="P1"/>
      <text:p text:style-name="P1">Proceso <text:span text:style-name="T4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1213493193" text:style-name="L20">
        <text:list-item>
          <text:p text:style-name="P12"><text:span text:style-name="T1">Canal </text:span><text:span text:style-name="T2">cEnv_Zone</text:span><text:span text:style-name="T1">:</text:span></text:p>
        </text:list-item>
      </text:list>
      <text:p text:style-name="P1"/>
      <text:list xml:id="list1358895519" text:style-name="L19">
        <text:list-item>
          <text:p text:style-name="P23">Señales provenientes del ambiente al proceso pZone</text:p>
        </text:list-item>
      </text:list>
      <text:p text:style-name="P3"/>
      <text:list xml:id="list1010563046" text:style-name="L1">
        <text:list-item>
          <text:p text:style-name="P52"><text:span text:style-name="T4">sIR1_Zone:</text:span> Representa la interrupción de un sensor infrarrojo para el ingreso de un vehiculo.</text:p>
        </text:list-item>
        <text:list-item>
          <text:p text:style-name="P52"><text:span text:style-name="T4">sIR2_Zone:</text:span> Representa la interrupción de un sensor infrarrojo para el ingreso de un vehículo.</text:p>
        </text:list-item>
        <text:list-item>
          <text:p text:style-name="P52"><text:span text:style-name="T4">sIR3_Zone:</text:span> Representa la interrupción de un sensor infrarrojo para la salida de un vehículo.</text:p>
        </text:list-item>
        <text:list-item>
          <text:p text:style-name="P52"><text:span text:style-name="T4">sIR4_Zone:</text:span> Representa la interrupción de un sensor infrarrojo para salida de un vehículo.</text:p>
        </text:list-item>
        <text:list-item>
          <text:p text:style-name="P52"><text:span text:style-name="T4">sLoopInductive_Zone:</text:span> Representa la interrupción de un bucle inductivo, indicando si esta ingresando o saliendo un vehículo. </text:p>
        </text:list-item>
      </text:list>
      <text:p text:style-name="P1"/>
      <text:list xml:id="list1269342816" text:continue-numbering="true" text:style-name="L1">
        <text:list-item>
          <text:p text:style-name="P13"><text:span text:style-name="T1">Canal </text:span><text:span text:style-name="T2">cCtrl_Zone</text:span><text:span text:style-name="T1">:</text:span></text:p>
        </text:list-item>
      </text:list>
      <text:p text:style-name="P1"/>
      <text:list xml:id="list723080423" text:continue-list="list1358895519" text:style-name="L19">
        <text:list-item>
          <text:p text:style-name="P23">Señales provenientes del proceso pCtrl al proceso pZone</text:p>
          <text:p text:style-name="P23"/>
        </text:list-item>
      </text:list>
      <text:list xml:id="list2101401248" text:style-name="L2">
        <text:list-item>
          <text:p text:style-name="P53"><text:span text:style-name="T4">sInitFreeSpot(i_spots):</text:span> Asigna las plazas totales de una zona.</text:p>
        </text:list-item>
      </text:list>
      <text:list xml:id="list1659010110" text:style-name="L3">
        <text:list-item>
          <text:p text:style-name="P54"><text:span text:style-name="T4">sInitTotalSpots(i_spots):</text:span> Asigna las plazas libres de una zona.</text:p>
        </text:list-item>
      </text:list>
      <text:list xml:id="list1020142393" text:style-name="L4">
        <text:list-item>
          <text:p text:style-name="P55"><text:span text:style-name="T4">sReqInfo: </text:span><text:span text:style-name="T5">Solicita información a una zona.</text:span></text:p>
        </text:list-item>
      </text:list>
      <text:list xml:id="list1374614022" text:style-name="L5">
        <text:list-item>
          <text:p text:style-name="P56"><text:span text:style-name="T4">sInitPidCtrl(PID):</text:span> Establece a una zona su controlador correspondiente.</text:p>
        </text:list-item>
      </text:list>
      <text:p text:style-name="P45"/>
      <text:list xml:id="list2005864674" text:continue-list="list723080423" text:style-name="L19">
        <text:list-item>
          <text:p text:style-name="P61"><text:span text:style-name="T2">Señales provenientes del proceso pZone al proceso pCtrl</text:span></text:p>
          <text:p text:style-name="P43"/>
        </text:list-item>
      </text:list>
      <text:list xml:id="list896293499" text:continue-list="list1374614022" text:style-name="L5">
        <text:list-item>
          <text:p text:style-name="P56"><text:span text:style-name="T4">sEntered_Car(infoZone) :</text:span> Reporta que un vehículo ha ingresado en una zona, enviando la información que ésta tiene de tipo de dato InfoZone.</text:p>
        </text:list-item>
      </text:list>
      <text:list xml:id="list477093278" text:style-name="L7">
        <text:list-item>
          <text:p text:style-name="P57"><text:span text:style-name="T4">sOut_Car(InfoZone)</text:span>:Reporta que un vehículo ha salido de una zona, enviando la información que ésta tiene de tipo de dato InfoZone.</text:p>
        </text:list-item>
      </text:list>
      <text:list xml:id="list337013588" text:style-name="L8">
        <text:list-item>
          <text:p text:style-name="P58"><text:span text:style-name="T4">sOkInit(InfoZone): </text:span><text:span text:style-name="T5">Reporta que la inicialización de plazas libres o plazas totales fue exitosa.</text:span></text:p>
        </text:list-item>
      </text:list>
      <text:list xml:id="list1868911810" text:style-name="L9">
        <text:list-item>
          <text:p text:style-name="P59"><text:span text:style-name="T4">sInfoZone(InfoZone): </text:span><text:span text:style-name="T5">Reporta la información de la zona a tarves de un tipo de dato InfoZone.</text:span></text:p>
        </text:list-item>
      </text:list>
      <text:list xml:id="list843495109" text:style-name="L10">
        <text:list-item>
          <text:p text:style-name="P60"><text:span text:style-name="T2">sOkInitPid:</text:span><text:span text:style-name="T1"> Reporta que la inicialización del PID de pCtrl en la zona fue éxitoso.</text:span></text:p>
          <text:p text:style-name="P60"><text:span text:style-name="T1"/></text:p>
          <text:p text:style-name="P48"><text:span text:style-name="T1">Canal </text:span><text:span text:style-name="T2">cZone_Manager:</text:span></text:p>
        </text:list-item>
      </text:list>
      <text:p text:style-name="P1"><text:span text:style-name="T4"/></text:p>
      <text:list xml:id="list448645730" text:style-name="L18">
        <text:list-item>
          <text:p text:style-name="P11"><text:soft-page-break/><text:span text:style-name="T2">Proveniente del proceso pZoneManager al proceso pZone</text:span></text:p>
        </text:list-item>
      </text:list>
      <text:p text:style-name="P1"/>
      <text:list xml:id="list1192227845" text:style-name="L11">
        <text:list-item>
          <text:p text:style-name="P27"><text:span text:style-name="T4">sInitFreeSpot(i_spots):</text:span> Asigna las plazas totales de una zona.</text:p>
        </text:list-item>
        <text:list-item>
          <text:p text:style-name="P27"><text:span text:style-name="T4">sInitTotalSpots(i_spots):</text:span> Asigna las plazas libres de una zona.</text:p>
        </text:list-item>
        <text:list-item>
          <text:p text:style-name="P27"><text:span text:style-name="T4">sReqInfo: </text:span><text:span text:style-name="T5">Solicita información a una zona.</text:span></text:p>
        </text:list-item>
        <text:list-item>
          <text:p text:style-name="P21">sInitPidCtrl: <text:span text:style-name="T5">Establece a una zona su controlador correspondiente.</text:span></text:p>
        </text:list-item>
      </text:list>
      <text:p text:style-name="P20"/>
      <text:list xml:id="list1627693733" text:continue-list="list448645730" text:style-name="L18">
        <text:list-item>
          <text:p text:style-name="P44">Proveniente del proceso pZone al proceso pZoneManager</text:p>
        </text:list-item>
      </text:list>
      <text:p text:style-name="P42"/>
      <text:list xml:id="list414627131" text:style-name="L14">
        <text:list-item>
          <text:p text:style-name="P28"><text:span text:style-name="T4">sOkInit(InfoZone): </text:span><text:span text:style-name="T5">Reporta que la inicialización de plazas libres o plazas totales fue exitosa.</text:span></text:p>
        </text:list-item>
        <text:list-item>
          <text:p text:style-name="P28"><text:span text:style-name="T4">sInfoZone(InfoZone): </text:span><text:span text:style-name="T5">Reporta la información de la zona a tarves de un tipo de dato InfoZone.</text:span></text:p>
        </text:list-item>
        <text:list-item>
          <text:p text:style-name="P22">sOkInitPid: <text:span text:style-name="T5">Reporta que la inicialización del PID de pCtrl en la zona fue éxitoso.</text:span></text:p>
        </text:list-item>
      </text:list>
      <text:p text:style-name="P51"/>
      <text:p text:style-name="P1">Canal <text:span text:style-name="T4">cMain_Zone</text:span></text:p>
      <text:p text:style-name="P1"><text:span text:style-name="T4"/></text:p>
      <text:list xml:id="list2043716530" text:continue-list="list1627693733" text:style-name="L18">
        <text:list-item>
          <text:p text:style-name="P2"><text:span text:style-name="T4">Proveniente del proceso pTesting al proceso pZone</text:span></text:p>
        </text:list-item>
      </text:list>
      <text:p text:style-name="P1"><text:span text:style-name="T4"/></text:p>
      <text:p text:style-name="P6">Las siguientes señales no son parte de la implementación del sistema, han sido estableceidas con el objetivo de facilitar las pruebas de entrada y salida de vehiculo a cada uno de las zonas.</text:p>
      <text:p text:style-name="P6"/>
      <text:list xml:id="list331383880" text:continue-list="list1269342816" text:style-name="L1">
        <text:list-item>
          <text:p text:style-name="P26"><text:span text:style-name="T4">sIR1_ZoneTest:</text:span> Representa la interrupción de un sensor infrarrojo para el ingreso de un vehiculo.</text:p>
        </text:list-item>
        <text:list-item>
          <text:p text:style-name="P26"><text:span text:style-name="T4">sIR2_ZoneTest:</text:span> Representa la interrupción de un sensor infrarrojo para el ingreso de un vehículo.</text:p>
        </text:list-item>
        <text:list-item>
          <text:p text:style-name="P26"><text:span text:style-name="T4">sIR3_ZoneTest:</text:span> Representa la interrupción de un sensor infrarrojo para la salida de un vehículo.</text:p>
        </text:list-item>
        <text:list-item>
          <text:p text:style-name="P26"><text:span text:style-name="T4">sIR4_ZoneTest:</text:span> Representa la interrupción de un sensor infrarrojo para salida de un vehículo.</text:p>
        </text:list-item>
        <text:list-item>
          <text:p text:style-name="P30"><text:span text:style-name="T4">sLoopInductive_ZoneTest:</text:span> Representa la interrupción de un bucle inductivo, indicando si esta ingresando o saliendo un vehículo. </text:p>
        </text:list-item>
      </text:list>
      <text:p text:style-name="P29"/>
      <text:p text:style-name="P46">Proceso <text:span text:style-name="T4">pZoneManager</text:span></text:p>
      <text:p text:style-name="P46"><text:span text:style-name="T4"/></text:p>
      <text:p text:style-name="P46">canal<text:span text:style-name="T4"> cCtrl_ZoneManager</text:span></text:p>
      <text:p text:style-name="P46"><text:span text:style-name="T4"/></text:p>
      <text:list xml:id="list260677419" text:style-name="L21">
        <text:list-item>
          <text:p text:style-name="P7"><text:span text:style-name="T4">Proveniente del proceso pCtrl al proceso pZoneManager</text:span></text:p>
        </text:list-item>
      </text:list>
      <text:p text:style-name="P6"><text:span text:style-name="T4"/></text:p>
      <text:list xml:id="list381672911" text:continue-numbering="true" text:style-name="L21">
        <text:list-item>
          <text:p text:style-name="P31"><text:span text:style-name="T4">sCreateZone(i_spots,i_spots,PID): </text:span>Crea una zona nueva definiendo sus plazas totales, libres y el PID del controlador que le corresponde.</text:p>
        </text:list-item>
        <text:list-item>
          <text:p text:style-name="P31"><text:span text:style-name="T4">sConfirmZoneManager_i(PID): </text:span>Establece una union entre el proceso pCtrl y el proceso pZoneManager, se comparte cuando el sistema empieza por primera vez.</text:p>
          <text:p text:style-name="P31"/>
        </text:list-item>
        <text:list-item>
          <text:p text:style-name="P4">Proveniente del proceso pZoneManager al proceso pCtrl</text:p>
        </text:list-item>
      </text:list>
      <text:p text:style-name="P3"><text:soft-page-break/></text:p>
      <text:list xml:id="list1761926183" text:continue-numbering="true" text:style-name="L21">
        <text:list-item>
          <text:p text:style-name="P24">sOkCreation(InfoZone): <text:span text:style-name="T5">Confirma que se creó y se conecto exitosamente una zona al proceso pCtrl.</text:span> </text:p>
        </text:list-item>
        <text:list-item>
          <text:p text:style-name="P24">sExcQuantityZones: <text:span text:style-name="T5">Notifica al proceso pCtrl que tiene el maximo de zonas permitidos.</text:span></text:p>
        </text:list-item>
        <text:list-item>
          <text:p text:style-name="P24">sIamZoneManager(PID): <text:span text:style-name="T5">Notifica que el PID de su controlador de zona, pCtrl, se asigno exitosamente.</text:span></text:p>
        </text:list-item>
      </text:list>
      <text:p text:style-name="P42"><text:span text:style-name="T5"/></text:p>
      <text:p text:style-name="P42"><text:span text:style-name="T5">Canal </text:span>cCreator_ZoneManager</text:p>
      <text:p text:style-name="P42"><text:span text:style-name="T5"/></text:p>
      <text:list xml:id="list1386263400" text:style-name="L23">
        <text:list-item>
          <text:p text:style-name="P63">Proveniente del proceso pCreatorZoneManager al proceso pZoneManager</text:p>
        </text:list-item>
      </text:list>
      <text:p text:style-name="P62"/>
      <text:list xml:id="list431796164" text:continue-numbering="true" text:style-name="L23">
        <text:list-item>
          <text:p text:style-name="P25">sConfirmZoneManager: <text:span text:style-name="T5">Asocia el PID del controlador de zonas correspondiente, al nuevo proceso pZoneManager.</text:span></text:p>
        </text:list-item>
      </text:list>
      <text:p text:style-name="P20"/>
      <text:list xml:id="list843353702" text:continue-numbering="true" text:style-name="L23">
        <text:list-item>
          <text:p text:style-name="P5">Proveniente del proceso pZoneManager al proceso pCreatorZoneManager</text:p>
        </text:list-item>
      </text:list>
      <text:p text:style-name="P3"/>
      <text:list xml:id="list128740255" text:continue-numbering="true" text:style-name="L23">
        <text:list-item>
          <text:p text:style-name="P25">sIamZoneManager: <text:span text:style-name="T5">El proceso pZoneManager confirma que ha asociado a su controlador de zonas exitosamente.</text:span></text:p>
        </text:list-item>
      </text:list>
      <text:p text:style-name="P42"><text:span text:style-name="T5"/></text:p>
      <text:p text:style-name="P42"><text:span text:style-name="T5">Proceso </text:span>pCreatorZoneManager</text:p>
      <text:p text:style-name="P20"/>
      <text:p text:style-name="P46">Canal <text:span text:style-name="T4">cCtrl_CreatorZoneManager</text:span></text:p>
      <text:p text:style-name="P46"><text:span text:style-name="T4"/></text:p>
      <text:list xml:id="list72159988" text:style-name="L26">
        <text:list-item>
          <text:p text:style-name="P8"><text:span text:style-name="T4">Proveniente del proceso pCtrl al proceso pCreatorZoneManager</text:span></text:p>
        </text:list-item>
      </text:list>
      <text:p text:style-name="P6"><text:span text:style-name="T4"/></text:p>
      <text:list xml:id="list1289393990" text:continue-numbering="true" text:style-name="L26">
        <text:list-item>
          <text:p text:style-name="P32"><text:span text:style-name="T4">sCreateZoneManager: </text:span>Solicita crear un proceso pZoneManager y asociarle a éste su controlador de zonas respectivo.</text:p>
        </text:list-item>
      </text:list>
      <text:p text:style-name="P29"><text:span text:style-name="T4"/></text:p>
      <text:list xml:id="list85154865" text:continue-numbering="true" text:style-name="L26">
        <text:list-item>
          <text:p text:style-name="P8"><text:span text:style-name="T4">Proveniente del proceso pCreatorZoneManager al proceso pCtrl</text:span></text:p>
        </text:list-item>
      </text:list>
      <text:p text:style-name="P6"><text:span text:style-name="T4"/></text:p>
      <text:list xml:id="list1875043649" text:continue-numbering="true" text:style-name="L26">
        <text:list-item>
          <text:p text:style-name="P32"><text:span text:style-name="T4">sOkCreateZoneManager: </text:span>Notifica que se ha creado y asociado exitosamente un proceso pZoneManager al proceso pCtrl.</text:p>
        </text:list-item>
        <text:list-item>
          <text:p text:style-name="P32"><text:span text:style-name="T4">sExcZoneManager: </text:span>Notifica al proceso pCtrl que ya tiene el máximo número de pZoneManager.</text:p>
        </text:list-item>
      </text:list>
      <text:p text:style-name="P29"/>
      <text:p text:style-name="P41"/>
      <text:p text:style-name="P46">Proceso <text:span text:style-name="T4">pCtrlManager</text:span></text:p>
      <text:p text:style-name="P46"><text:span text:style-name="T4"/></text:p>
      <text:p text:style-name="P6">Canal <text:span text:style-name="T4">cMain_CtrlManager</text:span></text:p>
      <text:p text:style-name="P6"><text:span text:style-name="T4"/></text:p>
      <text:list xml:id="list1610439447" text:style-name="L28">
        <text:list-item>
          <text:p text:style-name="P9"><text:span text:style-name="T4">Proveniente del proceso pMainSystemManager al proceso pCtrlManager</text:span></text:p>
        </text:list-item>
      </text:list>
      <text:p text:style-name="P6"><text:span text:style-name="T4"/></text:p>
      <text:list xml:id="list900787931" text:continue-numbering="true" text:style-name="L28">
        <text:list-item>
          <text:p text:style-name="P34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47"><text:span text:style-name="T2"/></text:p>
      <text:list xml:id="list496809064" text:continue-numbering="true" text:style-name="L28">
        <text:list-item>
          <text:p text:style-name="P14"><text:soft-page-break/><text:span text:style-name="T2">Proveniente del proceso pCtrlManager al proceso pMainSystemManager</text:span></text:p>
        </text:list-item>
      </text:list>
      <text:p text:style-name="P10"><text:span text:style-name="T2"/></text:p>
      <text:list xml:id="list704878149" text:continue-numbering="true" text:style-name="L28">
        <text:list-item>
          <text:p text:style-name="P34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34"><text:span text:style-name="T2">sOkCreationCtrl: </text:span><text:span text:style-name="T3">Notifica al proceso pMainSystemManager que un proceso pCtrl ha sido creado exitósamente.</text:span></text:p>
        </text:list-item>
      </text:list>
      <text:p text:style-name="P47"><text:span text:style-name="T3"/></text:p>
      <text:p text:style-name="P47"><text:span text:style-name="T3">Canal </text:span><text:span text:style-name="T2">cCtrl_CtrlManager</text:span></text:p>
      <text:p text:style-name="P47"><text:span text:style-name="T2"/></text:p>
      <text:list xml:id="list491406041" text:style-name="L31">
        <text:list-item>
          <text:p text:style-name="P15"><text:span text:style-name="T2">Proveniente del proceso pCtrlManager al proceso pCtrl</text:span></text:p>
        </text:list-item>
      </text:list>
      <text:p text:style-name="P10"><text:span text:style-name="T2"/></text:p>
      <text:list xml:id="list1902418853" text:continue-numbering="true" text:style-name="L31">
        <text:list-item>
          <text:p text:style-name="P35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33"><text:span text:style-name="T3"/></text:p>
      <text:list xml:id="list1846958397" text:continue-numbering="true" text:style-name="L31">
        <text:list-item>
          <text:p text:style-name="P17"><text:span text:style-name="T1">Proveniente del proceso pCtrl al proceso pCtrlManager</text:span></text:p>
        </text:list-item>
      </text:list>
      <text:p text:style-name="P16"><text:span text:style-name="T1"/></text:p>
      <text:list xml:id="list660208767" text:continue-numbering="true" text:style-name="L31">
        <text:list-item>
          <text:p text:style-name="P37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</text:list-item>
      </text:list>
      <text:p text:style-name="P49"><text:span text:style-name="T3"/></text:p>
      <text:p text:style-name="P49"><text:span text:style-name="T3">Canal </text:span><text:span text:style-name="T1">cMain_CtrlZone</text:span></text:p>
      <text:p text:style-name="P49"><text:span text:style-name="T1"/></text:p>
      <text:list xml:id="list1692037540" text:style-name="L32">
        <text:list-item>
          <text:p text:style-name="P18"><text:span text:style-name="T1">Proveniente del proceso pMainSystemManager al proceso pCtrl</text:span></text:p>
        </text:list-item>
      </text:list>
      <text:p text:style-name="P16"><text:span text:style-name="T1"/></text:p>
      <text:list xml:id="list1539678365" text:continue-numbering="true" text:style-name="L32">
        <text:list-item>
          <text:p text:style-name="P38"><text:span text:style-name="T1">sCreateZone_(i_spots,i_spots): </text:span><text:span text:style-name="T3">Solicita crear una zona en el proceso pCtrl. </text:span></text:p>
        </text:list-item>
        <text:list-item>
          <text:p text:style-name="P38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38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38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38"><text:span text:style-name="T1">sInitialConnection: </text:span><text:span text:style-name="T3">Solicita al proceso pCtrl enlazar sus respectivos procesos: pZone, pZoneManager.</text:span></text:p>
        </text:list-item>
      </text:list>
      <text:p text:style-name="P36"><text:span text:style-name="T1"/></text:p>
      <text:p text:style-name="P36"><text:span text:style-name="T1"/></text:p>
      <text:list xml:id="list392615040" text:continue-numbering="true" text:style-name="L32">
        <text:list-item>
          <text:p text:style-name="P18"><text:span text:style-name="T1">Proveniente del proceso pCtrl al proceso pMainSystemManager</text:span></text:p>
          <text:p text:style-name="P18"><text:span text:style-name="T1"/></text:p>
        </text:list-item>
        <text:list-item>
          <text:p text:style-name="P38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38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38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38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38"><text:soft-page-break/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38"><text:span text:style-name="T1">sExcZoneManager: </text:span><text:span text:style-name="T3">Notifica al proceso pMainSystemManager que no es posible asociar mas procesos pZoneManager a pCtrl.</text:span></text:p>
        </text:list-item>
      </text:list>
      <text:p text:style-name="P36"><text:span text:style-name="T3"/></text:p>
      <text:p text:style-name="P36"><text:span text:style-name="T3"/></text:p>
      <text:p text:style-name="P49"><text:span text:style-name="T3">Proceso </text:span><text:span text:style-name="T1">pMainSystemManager</text:span></text:p>
      <text:p text:style-name="P49"><text:span text:style-name="T1"/></text:p>
      <text:p text:style-name="P49"><text:span text:style-name="T1"/></text:p>
      <text:p text:style-name="P50"><text:span text:style-name="T1">Canal </text:span><text:span text:style-name="T2">cEnv_Main</text:span></text:p>
      <text:p text:style-name="P50"><text:span text:style-name="T2"/></text:p>
      <text:list xml:id="list1298511940" text:style-name="L34">
        <text:list-item>
          <text:p text:style-name="P65"><text:span text:style-name="T2">Proveniente del ambiente al proceso pMainSystemManager</text:span></text:p>
        </text:list-item>
      </text:list>
      <text:p text:style-name="P64"><text:span text:style-name="T2"/></text:p>
      <text:list xml:id="list639567057" text:continue-numbering="true" text:style-name="L34">
        <text:list-item>
          <text:p text:style-name="P40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40"><text:span text:style-name="T2">sReqInfoCtrlZone: </text:span><text:span text:style-name="T1">Solicita al sistema por la información de sus controladores de zona.</text:span></text:p>
        </text:list-item>
        <text:list-item>
          <text:p text:style-name="P40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40"><text:span text:style-name="T2">sSetUpFreeSpot: </text:span><text:span text:style-name="T1">Asigna un nuevo valor de plazas libres a un controlador y zona específicos.</text:span></text:p>
        </text:list-item>
        <text:list-item>
          <text:p text:style-name="P40"><text:span text:style-name="T2">sSetUpTotalSpot: </text:span><text:span text:style-name="T1">Asigna un nuevo valor de plazas totales a un controlador y zona específicos.</text:span></text:p>
        </text:list-item>
      </text:list>
      <text:p text:style-name="P50"><text:span text:style-name="T1"/></text:p>
      <text:list xml:id="list155557891" text:continue-numbering="true" text:style-name="L34">
        <text:list-item>
          <text:p text:style-name="P19"><text:span text:style-name="T1">Proveniente del proceso pMainSystemManager al ambiente</text:span></text:p>
        </text:list-item>
      </text:list>
      <text:p text:style-name="P16"><text:span text:style-name="T1"/></text:p>
      <text:list xml:id="list1720430596" text:continue-numbering="true" text:style-name="L34">
        <text:list-item>
          <text:p text:style-name="P39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39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39"><text:span text:style-name="T1">sOkCreateCtrl: </text:span><text:span text:style-name="T3">Informa al usuario que se ha creado éxitosamente un controlador de zona.</text:span></text:p>
        </text:list-item>
        <text:list-item>
          <text:p text:style-name="P39"><text:span text:style-name="T1">sExcLimitZone: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39"><text:span text:style-name="T1">sOkCreationZone: </text:span><text:span text:style-name="T3">Informa al usuario que el sistema ha creado un proceso pZone y éste <text:s/>ha sido </text:span></text:p>
        </text:list-item>
        <text:list-item>
          <text:p text:style-name="P39"><text:span text:style-name="T1">sOkSetUp:</text:span></text:p>
        </text:list-item>
        <text:list-item>
          <text:p text:style-name="P39"><text:span text:style-name="T1">sInfoSystem:</text:span></text:p>
        </text:list-item>
        <text:list-item>
          <text:p text:style-name="P39"><text:span text:style-name="T1">sExcZoneManager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4T20:59:08</dc:date>
    <dc:creator>Ubuntu </dc:creator>
    <meta:editing-duration>P4DT9H30M21S</meta:editing-duration>
    <meta:editing-cycles>29</meta:editing-cycles>
    <meta:generator>LibreOffice/3.5$Linux_x86 LibreOffice_project/350m1$Build-2</meta:generator>
    <meta:document-statistic meta:table-count="1" meta:image-count="0" meta:object-count="0" meta:page-count="8" meta:paragraph-count="175" meta:word-count="1529" meta:character-count="10734" meta:non-whitespace-character-count="9378"/>
  </office:meta>
</office:document-meta>
</file>